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 Sans" svg:font-family="'Open Sans', sans-serif"/>
    <style:font-face style:name="Verdana" svg:font-family="Verdana, Geneva, sans-serif"/>
    <style:font-face style:name="Lucida Sans1" svg:font-family="'Lucida Sans'" style:font-family-generic="swiss"/>
    <style:font-face style:name="AR ESSENCE" svg:font-family="'AR ESSENCE'" style:font-pitch="variable"/>
    <style:font-face style:name="Bowlby One SC" svg:font-family="'Bowlby One SC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as Bold ITC" svg:font-family="'Eras Bold ITC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line-height-at-least="0.529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Eras Bold ITC" fo:letter-spacing="normal" fo:font-weight="normal" style:font-weight-asian="normal" style:font-weight-complex="normal"/>
    </style:style>
    <style:style style:name="P2" style:family="paragraph" style:parent-style-name="Standard">
      <style:text-properties style:font-name="AR ESSENCE"/>
    </style:style>
    <style:style style:name="P3" style:family="paragraph" style:parent-style-name="Standard">
      <style:text-properties style:font-name="Eras Bold ITC"/>
    </style:style>
    <style:style style:name="P4" style:family="paragraph" style:parent-style-name="Standard">
      <style:text-properties style:font-name="Eras Bold ITC" fo:font-weight="bold" style:font-weight-asian="bold" style:font-weight-complex="bold"/>
    </style:style>
    <style:style style:name="P5" style:family="paragraph" style:parent-style-name="Standard">
      <style:text-properties style:font-name="Eras Bold ITC" fo:font-weight="normal" style:font-weight-asian="normal" style:font-weight-complex="normal"/>
    </style:style>
    <style:style style:name="T1" style:family="text">
      <style:text-properties style:font-name="Verdana" fo:font-size="9.75pt" fo:font-style="normal" fo:font-weight="normal"/>
    </style:style>
    <style:style style:name="T2" style:family="text">
      <style:text-properties fo:font-size="9.75pt" fo:font-style="normal"/>
    </style:style>
    <style:style style:name="T3" style:family="text">
      <style:text-properties fo:font-size="9.75pt" fo:font-style="normal" fo:font-weight="normal"/>
    </style:style>
    <style:style style:name="T4" style:family="text">
      <style:text-properties style:font-name="AR ESSENCE" fo:font-size="9.75pt" fo:font-style="normal" fo:font-weight="normal"/>
    </style:style>
    <style:style style:name="T5" style:family="text">
      <style:text-properties fo:font-variant="normal" fo:text-transform="none" fo:color="#222222" style:font-name="Open Sans" fo:font-size="11.25pt" fo:letter-spacing="normal" fo:font-style="normal"/>
    </style:style>
    <style:style style:name="T6" style:family="text">
      <style:text-properties fo:font-variant="normal" fo:text-transform="none" fo:color="#222222" style:font-name="Open Sans" fo:font-size="11.25pt" fo:letter-spacing="normal" fo:font-style="normal" fo:font-weight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30"/>Mass tourism in Ibiza</text:p>
      <text:p text:style-name="Standard"/>
      <text:p text:style-name="Standard"/>
      <text:p text:style-name="P3"/>
      <text:p text:style-name="P1"> <text:span text:style-name="T2">making it hard to find a room for less than 600 Euros.</text:span></text:p>
      <text:p text:style-name="P1"> </text:p>
      <text:p text:style-name="P5"/>
      <text:p text:style-name="P5">crime rate has increased due to drugs and alcohol</text:p>
      <text:p text:style-name="P5"/>
      <text:p text:style-name="P5">pollution which harms the environment </text:p>
      <text:p text:style-name="P5"/>
      <text:p text:style-name="P5">most jobs are seasonal, so a lot of people find themselves out of work in the winter</text:p>
      <text:p text:style-name="P5"/>
      <text:p text:style-name="P5">global warming caused by transporting people places</text:p>
      <text:p text:style-name="P5"/>
      <text:p text:style-name="P5">traffic congestion</text:p>
      <text:p text:style-name="P5"/>
      <text:p text:style-name="P5">police are being brought over from Britain to help control our tourists because the Ibizan police cannot cope</text:p>
      <text:p text:style-name="P5"/>
      <text:p text:style-name="P5"/>
      <text:p text:style-name="P5">noise &amp; light pollution</text:p>
      <text:p text:style-name="P3"/>
      <text:p text:style-name="P4"><text:span text:style-name="T5">tourism boosts the depletion processes of water, fuel, food, and forests</text:span> </text:p>
      <text:p text:style-name="P4"/>
      <text:p text:style-name="P4"><text:span text:style-name="T5">High inflow of tourists also increases the risk of culture clashing. The locals usually have a negative attitude towards tourists. In addition to that, when visitors do not respect local customs, conflicts can arise.</text:span> </text:p>
      <text:p text:style-name="P3"/>
      <text:p text:style-name="P3"><draw:frame draw:style-name="fr1" draw:name="graphics1" text:anchor-type="as-char" svg:width="16.106cm" svg:height="10.799cm" draw:z-index="0"><draw:image xlink:href="https://www.thelocal.es/userdata/images/article/e026e026b93e0f84f6d8d9538cc492d0581a4cb70619e6c74f7729b73d352ace.jpg" xlink:type="simple" xlink:show="embed" xlink:actuate="onLoad"/></draw:frame> </text:p>
      <text:p text:style-name="P3"><text:soft-page-break/></text:p>
      <text:p text:style-name="P3"/>
      <text:p text:style-name="P2"><draw:frame draw:style-name="fr1" draw:name="graphics2" text:anchor-type="as-char" svg:width="15.55cm" svg:height="10.848cm" draw:z-index="1"><draw:image xlink:href="https://www.thelocal.es/userdata/images/article/dd7835b59214fb1984ff5b23187b1de129e6bfd9682aff41c99499384d2ab48f.jpg" xlink:type="simple" xlink:show="embed" xlink:actuate="onLoad"/></draw:frame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 Sans" svg:font-family="'Open Sans', sans-serif"/>
    <style:font-face style:name="Verdana" svg:font-family="Verdana, Geneva, sans-serif"/>
    <style:font-face style:name="Lucida Sans1" svg:font-family="'Lucida Sans'" style:font-family-generic="swiss"/>
    <style:font-face style:name="AR ESSENCE" svg:font-family="'AR ESSENCE'" style:font-pitch="variable"/>
    <style:font-face style:name="Bowlby One SC" svg:font-family="'Bowlby One SC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as Bold ITC" svg:font-family="'Eras Bold ITC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avin Miles</meta:initial-creator>
    <meta:creation-date>2018-05-10T18:26:52.49</meta:creation-date>
    <dc:date>2018-05-10T19:18:23.55</dc:date>
    <dc:creator>Gavin Miles</dc:creator>
    <meta:editing-duration>PT20M49S</meta:editing-duration>
    <meta:editing-cycles>1</meta:editing-cycles>
    <meta:generator>OpenOffice/4.1.3$Win32 OpenOffice.org_project/413m1$Build-9783</meta:generator>
    <meta:document-statistic meta:table-count="0" meta:image-count="2" meta:object-count="0" meta:page-count="2" meta:paragraph-count="14" meta:word-count="123" meta:character-count="773"/>
  </office:meta>
</office:document-meta>
</file>